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er">
      <style:text-properties officeooo:rsid="0022d897" officeooo:paragraph-rsid="0022d897"/>
    </style:style>
    <style:style style:name="P3" style:family="paragraph" style:parent-style-name="Standard">
      <style:paragraph-properties fo:text-align="justify" style:justify-single-word="false"/>
      <style:text-properties style:font-name="Arial" officeooo:rsid="001fc3e6"/>
    </style:style>
    <style:style style:name="P4" style:family="paragraph" style:parent-style-name="Standard">
      <style:paragraph-properties fo:text-align="justify" style:justify-single-word="false"/>
      <style:text-properties style:font-name="Arial" officeooo:rsid="001fc3e6" officeooo:paragraph-rsid="0021ce4f"/>
    </style:style>
    <style:style style:name="P5" style:family="paragraph" style:parent-style-name="Standard">
      <style:paragraph-properties fo:text-align="justify" style:justify-single-word="false"/>
      <style:text-properties style:font-name="Arial" officeooo:rsid="001fc3e6" officeooo:paragraph-rsid="00260d45"/>
    </style:style>
    <style:style style:name="T1" style:family="text">
      <style:text-properties style:font-name="Arial" officeooo:rsid="001dbb42"/>
    </style:style>
    <style:style style:name="T2" style:family="text">
      <style:text-properties style:font-name="Arial" officeooo:rsid="001e5cda"/>
    </style:style>
    <style:style style:name="T3" style:family="text">
      <style:text-properties style:font-name="Arial" officeooo:rsid="001fc3e6"/>
    </style:style>
    <style:style style:name="T4" style:family="text">
      <style:text-properties officeooo:rsid="0021ce4f"/>
    </style:style>
    <style:style style:name="T5" style:family="text">
      <style:text-properties officeooo:rsid="0022a70c"/>
    </style:style>
    <style:style style:name="T6" style:family="text">
      <style:text-properties officeooo:rsid="0023e8e1"/>
    </style:style>
    <style:style style:name="T7" style:family="text">
      <style:text-properties officeooo:rsid="00245343"/>
    </style:style>
    <style:style style:name="T8" style:family="text">
      <style:text-properties officeooo:rsid="0022d897"/>
    </style:style>
    <style:style style:name="T9" style:family="text">
      <style:text-properties officeooo:rsid="00233b3f"/>
    </style:style>
    <style:style style:name="T10" style:family="text">
      <style:text-properties officeooo:rsid="002481ed"/>
    </style:style>
    <style:style style:name="T11" style:family="text">
      <style:text-properties officeooo:rsid="00250183"/>
    </style:style>
    <style:style style:name="T12" style:family="text">
      <style:text-properties officeooo:rsid="00260d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Hoy en día no es sorpresa que nuestra sociedad se aleja cada vez mas de las enseñanzas morales impartidas en tiempos pasados. </text:span><text:span text:style-name="T2">Y hoy mas que nunca son necesarios los manuales de enseñanzas éticas como el Camino de la felicidad y el Manual de Carreño. Se puede pensar que la raíz de los males de hoy en día radica en la negligencia de las autoridades competentes a este tema, sin embargo, aunque gran parte de la culpa recae en esta negligencia, no es la única fuente. Las enseñanzas empiezan en casa, donde los padres o guardianes deben enseñarle a sus hijos como ser adultos respetables y buenos ciudadanos, </text:span><text:span text:style-name="T3">sin embargo, la desinformación sobre estos temas es común, ya que no existen medios que los difundan efectivamente. Durante nuestra experiencia con esta materia “Ética y Deontología” hemos logrado ser mas conscientes sobre nuestros derechos y deberes como seres humanos y ciudadanos del mundo.</text:span></text:p>
      <text:p text:style-name="P3"/>
      <text:p text:style-name="P5"><text:tab/>Aquí aprendimos sobre muchas leyes, una que en particular denotó mucho peso fue la <text:span text:style-name="T5">carta de la Declaración Universal de los Derechos Humanos, </text:span><text:span text:style-name="T6">donde se nos enseñó que todo ser humano debe ser tratado con dignidad y respeto, sin importar su raza, genero o estrato social. </text:span><text:span text:style-name="T7">Que todos deben pertenecer a una nación y ser tratado como parte de la m</text:span><text:span text:style-name="T4">isma. A partir de esta declaración nos dimos paso hacia las otras leyes, las cuales nos han dejado enseñanzas para que las pasemos a las otras personas y así cuidarnos los unos a los otros. Así como para también protegernos nosotros, ya que desconocer la ley no nos hace salir impunes cuando las infringimos. </text:span><text:span text:style-name="T8">Como suele suceder con el caso de los derechos de autor, muchas veces sin darnos cuenta incumplimos esta ley al descargar el contenido protegido, obtenido de paginas de dudosa procedencia, o al usar escritos de autores sin citarlos correctamente. Estos son los ejemplos mas comunes. </text:span><text:span text:style-name="T12">Tampoco debemos olvidar las leyes para la protección y pulcritud del espacio donde vivimos y las áreas donde trabajamos, también de los espacios públicos por donde paseamos. No podemos olvidar tampoco las leyes de protección ambiental, ya que debemos proteger el planeta que habitamos.</text:span></text:p>
      <text:p text:style-name="P5"/>
      <text:p text:style-name="P5"><text:span text:style-name="T8">También hemos aprendido </text:span><text:span text:style-name="T9">cuales son nuestros derechos hacia la tecnología, gracias a documentos como el decreto 825 y las leyes de telecomunicaciones, que nos dictan que debemos tener un acceso estable y un consumo responsable del internet, así como nos prometen total privacidad en nuestras comunicaciones, también nos prometen la entrega de los equipos tecnológicos para el desarrollo de nuestras actividades económicas.</text:span></text:p>
      <text:p text:style-name="P4"/>
      <text:p text:style-name="P4"><text:tab/><text:span text:style-name="T9">Sin embargo, como se ha podido ver en nuestro día a día, y como se ha aclarado en las muchas discusiones hechas en clase, la mayoría de estas leyes no se cumple, en parte por el desconocimiento de las personas sobre muchas de las leyes, pero una gran responsabilidad cae en las autoridades que fallan en reforzar las mismas, </text:span><text:span text:style-name="T10">y en muchos casos, tristemente, llegan a infringir las leyes que ellos mismos han impuesto. Sin embargo, ahora conocemos muchas de estas leyes y nos convertiremos en voceros de ellas, aplicando lo aprendido durante este semestre. </text:span><text:span text:style-name="T11">En este tiempo</text:span><text:span text:style-name="T10"> hemos aprendido mucho sobre los altos y bajos morales de nuestra carrera, tanto como la seguridad que nos proveen las leyes informativas, tanto como los delitos que se pueden cometer en la plataforma digital </text:span><text:span text:style-name="T11">Y nos mantendremos con los ojos abiertos para evitarlos</text:span><text:span text:style-name="T10">.</text:span></text:p>
      <text:p text:style-name="P4"/>
      <text:p text:style-name="P4"><text:tab/><text:span text:style-name="T11">No solo hemos visto las leyes, su alcance, y su impacto en nuestras vidas, también hemos aprendido sobre los códigos éticos y sobre como ser mejores profesionales. Específicamente con los códigos de la IEEE y la ACM. Donde nos han enseñado a respetar </text:span><text:soft-page-break/><text:span text:style-name="T11">nuestro trabajo y el de nuestros compañeros de equipo. Y hacer nuestro máximo esfuerzo para completar las tareas asignadas con máxima eficiencia.</text:span></text:p>
      <text:p text:style-name="P4"/>
      <text:p text:style-name="P4"/>
      <text:p text:style-name="P4"/>
      <text:p text:style-name="P4"><text:tab/><text:span text:style-name="T11">En este semestre hemos aprendido mucho, pero la meta es seguir aprendiendo, y creciendo como profesionales, no importa hacia donde vayamos. Antes no conocíamos muchas de estas leyes, </text:span><text:span text:style-name="T12">y eramos ignorantes a muchos de estos principios, pero ya no lo somos. Y eso nos hace responsable de esparcir estas enseñanzas y así lograr una sociedad plena, sana y respetable y un mundo lleno de moral y etic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V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2d897" officeooo:paragraph-rsid="0022d897"/>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tab/>UN SEMESTRE DE APRENDIZAJE MORAL.</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7T17:18:10.237000000</meta:creation-date>
    <dc:date>2021-05-28T00:29:00.242000000</dc:date>
    <meta:editing-duration>PT16M18S</meta:editing-duration>
    <meta:editing-cycles>2</meta:editing-cycles>
    <meta:generator>LibreOffice/7.1.3.2$Windows_X86_64 LibreOffice_project/47f78053abe362b9384784d31a6e56f8511eb1c1</meta:generator>
    <meta:document-statistic meta:table-count="0" meta:image-count="0" meta:object-count="0" meta:page-count="2" meta:paragraph-count="7" meta:word-count="695" meta:character-count="4205" meta:non-whitespace-character-count="3511"/>
  </office:meta>
</office:document-meta>
</file>